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466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KEY: </text:span>69720523e5b6bf41c8503b8274901bf9</text:p>
      <text:p text:style-name="Standard"/>
      <text:p text:style-name="Standard"><text:span text:style-name="T1">EXAMPLE REQUEST: </text:span>https://api.themoviedb.org/3/movie/550?api_key=69720523e5b6bf41c8503b8274901bf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0:18:30.536798859</meta:creation-date>
    <dc:date>2022-11-07T10:21:13.071549532</dc:date>
    <meta:editing-duration>PT2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5" meta:character-count="133" meta:non-whitespace-character-count="130"/>
  </office:meta>
</office:document-meta>
</file>